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Numbering_20_1"/>
    <style:style style:name="P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8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680313"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text:s text:c="2"/>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text:s text:c="2"/>&lt;NOT&gt;</text:p>
      <text:p text:style-name="Code_20_block"><text:s text:c="4"/>&lt;Equal ignoreCase="true" valueType="string"&gt;</text:p>
      <text:p text:style-name="Code_20_block"><text:s text:c="6"/>&lt;Property&gt;some.property&lt;/Property&gt;</text:p>
      <text:p text:style-name="Code_20_block"><text:s text:c="6"/>&lt;Value&gt;some value here&lt;/Value&gt;</text:p>
      <text:p text:style-name="Code_20_block"><text:s text:c="4"/>&lt;/Equal&gt;</text:p>
      <text:p text:style-name="Code_20_block"><text:s text:c="2"/>&lt;/NOT&gt;</text:p>
      <text:list xml:id="list26690500"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text:s text:c="2"/>policy = policy1.and(policy2).and(policy3);</text:p>
      <text:p text:style-name="Code_20_block"><text:s text:c="2"/>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text:s text:c="2"/>&lt;AND&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AND&gt;</text:p>
      <text:list xml:id="list2667362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text:s text:c="2"/>policy = policy1.or(policy2).or(policy3);</text:p>
      <text:p text:style-name="Code_20_block"><text:s text:c="2"/>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text:s text:c="2"/>&lt;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oft-page-brea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OR&gt;</text:p>
      <text:list xml:id="list26677947"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text:s text:c="2"/>policy = policy1.xor(policy2).xor(policy3);</text:p>
      <text:p text:style-name="Code_20_block"><text:s text:c="2"/>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text:s text:c="2"/>&lt;X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XOR&gt;</text:p>
      <text:list xml:id="list26692374"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text:s text:c="2"/>Equal(String propertyName, boolean ignoreCase, String value)</text:p>
      <text:p text:style-name="Code_20_block"><text:s text:c="2"/>Equal(String propertyName, double value)</text:p>
      <text:p text:style-name="Code_20_block"><text:s text:c="2"/>Equal(String propertyName, boolean value)</text:p>
      <text:p text:style-name="Standard">Usage:</text:p>
      <text:p text:style-name="Code_20_block"><text:s text:c="2"/>policy = new Equal("some.property", true, "some_value");</text:p>
      <text:p text:style-name="Code_20_block"><text:s text:c="2"/>policy = new Equal("some.property", 15);</text:p>
      <text:p text:style-name="Code_20_block"><text:s text:c="2"/>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list xml:id="list26688464"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text:s text:c="2"/>LessThan(String propertyName, double value)</text:p>
      <text:p text:style-name="Standard">Usage:</text:p>
      <text:p text:style-name="Code_20_block"><text:s text:c="2"/>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LessThan&gt;</text:p>
      <text:p text:style-name="Code_20_block"><text:s text:c="4"/>&lt;Property&gt;some.property&lt;/Property&gt;</text:p>
      <text:p text:style-name="Code_20_block"><text:s text:c="4"/>&lt;Value&gt;15.50&lt;/Value&gt;</text:p>
      <text:p text:style-name="Code_20_block"><text:s text:c="2"/>&lt;/LessThan&gt;</text:p>
      <text:list xml:id="list26692659"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text:s text:c="2"/>AtMost(String propertyName, double value)</text:p>
      <text:p text:style-name="Standard">Usage:</text:p>
      <text:p text:style-name="Code_20_block"><text:s text:c="2"/>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Most&gt;</text:p>
      <text:p text:style-name="Code_20_block"><text:s text:c="4"/>&lt;Property&gt;some.property&lt;/Property&gt;</text:p>
      <text:p text:style-name="Code_20_block"><text:s text:c="4"/>&lt;Value&gt;15.49&lt;/Value&gt;</text:p>
      <text:p text:style-name="Code_20_block"><text:s text:c="2"/>&lt;/AtMost&gt;</text:p>
      <text:list xml:id="list26682261"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text:s text:c="2"/>MoreThan(String propertyName, double value)</text:p>
      <text:p text:style-name="Standard">Usage:</text:p>
      <text:p text:style-name="Code_20_block"><text:s text:c="2"/>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MoreThan&gt;</text:p>
      <text:p text:style-name="Code_20_block"><text:s text:c="4"/>&lt;Property&gt;some.property&lt;/Property&gt;</text:p>
      <text:p text:style-name="Code_20_block"><text:s text:c="4"/>&lt;Value&gt;15.50&lt;/Value&gt;</text:p>
      <text:p text:style-name="Code_20_block"><text:s text:c="2"/>&lt;/MoreThan&gt;</text:p>
      <text:list xml:id="list26686286"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text:s text:c="2"/>AtLeast(String propertyName, double value)</text:p>
      <text:p text:style-name="Standard">Usage:</text:p>
      <text:p text:style-name="Code_20_block"><text:s text:c="2"/>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Least&gt;</text:p>
      <text:p text:style-name="Code_20_block"><text:s text:c="4"/>&lt;Property&gt;some.property&lt;/Property&gt;</text:p>
      <text:p text:style-name="Code_20_block"><text:s text:c="4"/>&lt;Value&gt;15.51&lt;/Value&gt;</text:p>
      <text:p text:style-name="Code_20_block"><text:s text:c="2"/>&lt;/AtLeast&gt;</text:p>
      <text:list xml:id="list26702899"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text:s text:c="2"/>BetweenII(String propertyName, double a, double b)</text:p>
      <text:p text:style-name="Standard">Usage:</text:p>
      <text:p text:style-name="Code_20_block"><text:s text:c="2"/>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I&gt;</text:p>
      <text:list xml:id="list26676298"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s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text:s text:c="2"/>BetweenIE(String propertyName, double a, double b)</text:p>
      <text:p text:style-name="Standard">Usage:</text:p>
      <text:p text:style-name="Code_20_block"><text:s text:c="2"/>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E&gt;</text:p>
      <text:list xml:id="list26702563"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text:s text:c="2"/>BetweenEI(String propertyName, double a, double b)</text:p>
      <text:p text:style-name="Standard">Usage:</text:p>
      <text:p text:style-name="Code_20_block"><text:s text:c="2"/>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text:s text:c="2"/>&lt;BetweenE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I&gt;</text:p>
      <text:list xml:id="list26686703"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text:s text:c="2"/>BetweenEE(String propertyName, double a, double b)</text:p>
      <text:p text:style-name="Standard">Usage:</text:p>
      <text:p text:style-name="Code_20_block"><text:s text:c="2"/>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E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E&gt;</text:p>
      <text:list xml:id="list26691063"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text:s text:c="2"/>Contains(String propertyName, boolean ignoreCase, String value)</text:p>
      <text:p text:style-name="Standard">Usage:</text:p>
      <text:p text:style-name="Code_20_block"><text:s text:c="2"/>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text:s text:c="2"/>&lt;Contains ignoreCase="true"&gt;</text:p>
      <text:p text:style-name="Code_20_block"><text:s text:c="4"/>&lt;Property&gt;some.property&lt;/Property&gt;</text:p>
      <text:p text:style-name="Code_20_block"><text:s text:c="4"/>&lt;Value&gt;some substring&lt;/Value&gt;</text:p>
      <text:p text:style-name="Code_20_block"><text:s text:c="2"/>&lt;/Contains&gt;</text:p>
      <text:list xml:id="list2668218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text:s text:c="2"/>OneOf(String propertyName, boolean ignoreCase, String...values)</text:p>
      <text:p text:style-name="Code_20_block"><text:s text:c="2"/>OneOf(String propertyName, double...values)</text:p>
      <text:p text:style-name="Standard">Usage:</text:p>
      <text:p text:style-name="Code_20_block"><text:s text:c="2"/>policy = new OneOf("user.language", true, "en", "en_US", "en_GB");</text:p>
      <text:p text:style-name="Code_20_block"><text:s text:c="2"/>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text:s text:c="2"/>&lt;OneOf ignoreCase="true"&gt;</text:p>
      <text:p text:style-name="Code_20_block"><text:s text:c="4"/>&lt;Property&gt;user.language&lt;/Property&gt;</text:p>
      <text:p text:style-name="Code_20_block"><text:s text:c="4"/>&lt;Value&gt;en&lt;/Value&gt;</text:p>
      <text:p text:style-name="Code_20_block"><text:s text:c="4"/>&lt;Value&gt;en_US&lt;/Value&gt;</text:p>
      <text:p text:style-name="Code_20_block"><text:s text:c="4"/>&lt;Value&gt;en_GB&lt;/Value&gt;</text:p>
      <text:p text:style-name="Code_20_block"><text:s text:c="2"/>&lt;/OneOf&gt;</text:p>
      <text:list xml:id="list26695755"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wnload.oracle.com/javase/6/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text:s text:c="2"/>RegExp(String propertyName, String pattern)</text:p>
      <text:p text:style-name="Standard">Usage:</text:p>
      <text:p text:style-name="Code_20_block"><text:s text:c="2"/>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text:s text:c="2"/>&lt;RegExp&gt;</text:p>
      <text:p text:style-name="Code_20_block"><text:s text:c="4"/>&lt;Property&gt;some.property&lt;/Property&gt;</text:p>
      <text:p text:style-name="Code_20_block"><text:s text:c="4"/>&lt;Value&gt;a*z&lt;/Value&gt;</text:p>
      <text:p text:style-name="Code_20_block"><text:s text:c="2"/>&lt;/RegExp&gt;</text:p>
      <text:list xml:id="list26679259"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text:s text:c="2"/>MySubclassOfCustomPolicy(String...args)</text:p>
      <text:p text:style-name="Standard">Usage:</text:p>
      <text:p text:style-name="Code_20_block"><text:s text:c="2"/>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text:s text:c="2"/>&lt;CustomRule class="my.sample.MySubclassOfCustomPolicy"&gt;</text:p>
      <text:p text:style-name="Code_20_block"><text:s text:c="4"/>&lt;Arg&gt;arg 1&lt;/Arg&gt;</text:p>
      <text:p text:style-name="Code_20_block"><text:s text:c="4"/>&lt;Arg&gt;arg 2&lt;/Arg&gt;</text:p>
      <text:p text:style-name="Code_20_block"><text:s text:c="4"/>&lt;Arg&gt;arg 3&lt;/Arg&gt;</text:p>
      <text:p text:style-name="Code_20_block"><text:s text:c="2"/>&lt;/CustomRule&gt;</text:p>
      <text:p text:style-name="Standard"/>
      <text:list xml:id="list26684689" text:continue-numbering="true" text:style-name="Outline">
        <text:list-item>
          <text:list>
            <text:list-item>
              <text:h text:style-name="P4" text:outline-level="2">Node properties</text:h>
              <text:list>
                <text:list-item>
                  <text:h text:style-name="Heading_20_3" text:outline-level="3">Related APIs</text:h>
                </text:list-item>
              </text:list>
            </text:list-item>
          </text:list>
        </text:list-item>
      </text:list>
      <text:p text:style-name="Standard"/>
      <text:p text:style-name="P1">All node properties can be obtained using the <text:span text:style-name="Code_20_char">JPPFSystemInformation</text:span> class. This is what is sent to any execution policy object when its <text:a xlink:type="simple" xlink:href="http://www.jppf.org/api-2.0/org/jppf/node/policy/ExecutionPolicy.html#accepts(org.jppf.management.JPPFSystemInformation)"><text:span text:style-name="Code_20_char">accepts(JPPFSystemInformation)</text:span></text:a> method is called to evaluate the policy against a specific node. As <text:span text:style-name="Code_20_char">JPPFSystemInformation</text:span> encapsulates several sets of properties, the <text:span text:style-name="Code_20_char">ExecutionPolicy</text:span> class provides a method <text:a xlink:type="simple" xlink:href="http://www.jppf.org/api-2.0/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6676921" text:style-name="Numbering_20_1">
        <text:list-item>
          <text:p text:style-name="P3">in JPPFSystemInformation.getJppf() : JPPF configuration properties</text:p>
        </text:list-item>
        <text:list-item>
          <text:p text:style-name="P3">in JPPFSystemInformation.getSystem() : system properties</text:p>
        </text:list-item>
        <text:list-item>
          <text:p text:style-name="P3">in JPPFSystemInformation.getEnv() : environment variables</text:p>
        </text:list-item>
        <text:list-item>
          <text:p text:style-name="P3">in JPPFSystemInformation.getNetwork() : IPV4 and IPV6 addresses assigned to the node</text:p>
        </text:list-item>
        <text:list-item>
          <text:p text:style-name="P3">in JPPFSystemInformation.getRuntime() : runtime properties</text:p>
        </text:list-item>
        <text:list-item>
          <text:p text:style-name="P3">in JPPFSystemInformation.getStorage() : storage space properties</text:p>
        </text:list-item>
      </text:list>
      <text:list xml:id="list26698409" text:continue-list="list26684689" text:style-name="Outline">
        <text:list-item>
          <text:list>
            <text:list-item>
              <text:list>
                <text:list-item>
                  <text:h text:style-name="Heading_20_3" text:outline-level="3">JPPF configuration properties</text:h>
                </text:list-item>
              </text:list>
            </text:list-item>
          </text:list>
        </text:list-item>
      </text:list>
      <text:p text:style-name="Standard">The JPPF properties are all the properties defined in the node's JPPF configuration file.</text:p>
      <text:p text:style-name="Standard"/>
      <text:p text:style-name="Standard">Related APIs:</text:p>
      <text:p text:style-name="Standard"/>
      <text:p text:style-name="Standard"><text:a xlink:type="simple" xlink:href="http://www.jppf.org/api-2.0/org/jppf/management/JPPFSystemInformation.html#getJppf()"><text:span text:style-name="Code_20_char"><text:span text:style-name="T1">JPPFSystemInformation.getJppf()</text:span></text:span></text:a></text:p>
      <text:p text:style-name="Standard"><text:a xlink:type="simple" xlink:href="http://www.jppf.org/api-2.0/org/jppf/utils/JPPFConfiguration.html#getProperties()"><text:span text:style-name="Code_20_char"><text:span text:style-name="T1">JPPFConfiguration.getProperties()</text:span></text:span></text:a></text:p>
      <text:list xml:id="list26693480"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2.0/org/jppf/management/JPPFSystemInformation.html#getSystem()"><text:span text:style-name="Code_20_char"><text:span text:style-name="T1">JPPFSystemInformation.getSystem()</text:span></text:span></text:a></text:p>
      <text:p text:style-name="Standard"><text:a xlink:type="simple" xlink:href="http://www.jppf.org/api-2.0/org/jppf/utils/SystemUtils.html#getSystemProperties()"><text:span text:style-name="Code_20_char"><text:span text:style-name="T1">SystemUtils.getSystemProperties()</text:span></text:span></text:a></text:p>
      <text:p text:style-name="Standard"><text:a xlink:type="simple" xlink:href="http://download.oracle.com/javase/6/docs/api/java/lang/System.html#getProperties()"><text:span text:style-name="Code_20_char"><text:span text:style-name="T1">java.lang.System.getProperties()</text:span></text:span></text:a></text:p>
      <text:list xml:id="list26695959"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2.0/org/jppf/management/JPPFSystemInformation.html#getEnv()"><text:span text:style-name="Code_20_char"><text:span text:style-name="T1">JPPFSystemInformation.getEnv()</text:span></text:span></text:a></text:p>
      <text:p text:style-name="Standard"><text:a xlink:type="simple" xlink:href="http://www.jppf.org/api-2.0/org/jppf/utils/SystemUtils.html#getEnvironment()"><text:span text:style-name="Code_20_char"><text:span text:style-name="T1">SystemUtils.getEnvironment()</text:span></text:span></text:a></text:p>
      <text:p text:style-name="Standard"><text:a xlink:type="simple" xlink:href="http://download.oracle.com/javase/6/docs/api/java/lang/System.html#getenv()"><text:span text:style-name="Code_20_char"><text:span text:style-name="T1">java.lang.System.getenv()</text:span></text:span></text:a></text:p>
      <text:list xml:id="list26682120"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2.0/org/jppf/management/JPPFSystemInformation.html#getRuntime()"><text:span text:style-name="Code_20_char"><text:span text:style-name="T1">JPPFSystemInformation.getRuntime()</text:span></text:span></text:a></text:p>
      <text:p text:style-name="Standard"><text:a xlink:type="simple" xlink:href="http://www.jppf.org/api-2.0/org/jppf/utils/SystemUtils.html#getRuntimeInformation()"><text:span text:style-name="Code_20_char"><text:span text:style-name="T1">SystemUtils.getRuntimeInformation()</text:span></text:span></text:a></text:p>
      <text:p text:style-name="Standard"><text:a xlink:type="simple" xlink:href="http://download.oracle.com/javase/6/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2">Note</text:span>: <text:span text:style-name="Code_20_char"><text:span text:style-name="T4">totalMemory</text:span></text:span><text:span text:style-name="T3"> and </text:span><text:span text:style-name="Code_20_char"><text:span text:style-name="T4">freeMemory</text:span></text:span><text:span text:style-name="T3"> are the values taken when the node first connected to the JPPF server. They </text:span><text:soft-page-break/><text:span text:style-name="T3">may have changed subsequently and should therefore only be used with appropriate precautions</text:span>.</text:p>
      <text:list xml:id="list26692649"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2.0/org/jppf/management/JPPFSystemInformation.html#getNetwork()"><text:span text:style-name="Code_20_char"><text:span text:style-name="T1">JPPFSystemInformation.getNetwork()</text:span></text:span></text:a></text:p>
      <text:p text:style-name="Standard"><text:a xlink:type="simple" xlink:href="http://www.jppf.org/api-2.0/org/jppf/utils/SystemUtils.html#getNetwork()"><text:span text:style-name="Code_20_char"><text:span text:style-name="T1">SystemUtils.getNetwork()</text:span></text:span></text:a></text:p>
      <text:p text:style-name="Standard"><text:a xlink:type="simple" xlink:href="http://download.oracle.com/javase/6/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26691610"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it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2.0/org/jppf/management/JPPFSystemInformation.html#getStorage()"><text:span text:style-name="Code_20_char"><text:span text:style-name="T1">JPPFSystemInformation.getStorage()</text:span></text:span></text:a></text:p>
      <text:p text:style-name="Standard"><text:a xlink:type="simple" xlink:href="http://www.jppf.org/api-2.0/org/jppf/utils/SystemUtils.html#getStorageInformation()"><text:span text:style-name="Code_20_char"><text:span text:style-name="T1">SystemUtils.getStorageInformation()</text:span></text:span></text:a></text:p>
      <text:p text:style-name="Standard"><text:a xlink:type="simple" xlink:href="http://download.oracle.com/javase/6/docs/api/java/io/File.html#getFreeSpace()"><text:span text:style-name="Code_20_char"><text:span text:style-name="T1">File.getFreeSpace()</text:span></text:span></text:a></text:p>
      <text:p text:style-name="Standard"><text:a xlink:type="simple" xlink:href="http://download.oracle.com/javase/6/docs/api/java/io/File.html#getTotalSpace()"><text:span text:style-name="Code_20_char"><text:span text:style-name="T1">File.getTotalSpace()</text:span></text:span></text:a></text:p>
      <text:p text:style-name="Standard"><text:a xlink:type="simple" xlink:href="http://download.oracle.com/javase/6/docs/api/java/io/File.html#getUsableSpace()"><text:span text:style-name="Code_20_char"><text:span text:style-name="T1">File.getUsableSpace()</text:span></text:span></text:a></text:p>
      <text:p text:style-name="Standard"/>
      <text:p text:style-name="Standard">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2">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6675659" text:continue-numbering="true" text:style-name="Outline">
        <text:list-item>
          <text:list>
            <text:list-item>
              <text:h text:style-name="P4" text:outline-level="2">Execution policy XML schema</text:h>
            </text:list-item>
          </text:list>
        </text:list-item>
      </text:list>
      <text:p text:style-name="Standard"/>
      <text:p text:style-name="Code_20_block"><text:s text:c="2"/>&lt;?xml version="1.0" encoding="UTF-8"?&gt;<text:line-break/> <text:s/><text:line-break/> <text:s/><text:span text:style-name="T5">&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5">&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5">&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5">&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5">&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5">&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5">&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1H50M52S</meta:editing-duration>
    <meta:editing-cycles>17</meta:editing-cycles>
    <meta:generator>OpenOffice.org/3.1$Win32 OpenOffice.org_project/310m11$Build-9399</meta:generator>
    <meta:creation-date>2009-11-09T06:38:14.61</meta:creation-date>
    <dc:date>2010-10-03T06:57:02.47</dc:date>
    <meta:document-statistic meta:table-count="0" meta:image-count="0" meta:object-count="0" meta:page-count="11" meta:paragraph-count="415" meta:word-count="2204" meta:character-count="200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